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.304cm"/>
    </style:style>
    <style:style style:name="gr5" style:family="graphic" style:parent-style-name="standard">
      <style:graphic-properties svg:stroke-color="#000000" draw:fill-color="#5c852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.304cm"/>
    </style:style>
    <style:style style:name="gr7" style:family="graphic" style:parent-style-name="standard">
      <style:graphic-properties svg:stroke-color="#000000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04cm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68cm" svg:height="5.4cm" svg:x="1.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8cm" svg:height="0.72cm" svg:x="1.743cm" svg:y="7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5.307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5.308cm" svg:y="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4.822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3.689cm" svg:y="9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3.69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3.529cm" svg:y="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.153cm" svg:y="9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2.153cm" svg:y="10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.154cm" svg:y="11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3.127cm" svg:y="11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4.18cm" svg:y="11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5.234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5.235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6.45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6.45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6.451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5.642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5.562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19cm" svg:x="6.211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6.536cm" svg:y="7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4.269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4.27cm" svg:y="8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.97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.842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48cm" svg:height="0.72cm" svg:x="1.56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61cm" svg:height="0.962cm" svg:x="1.561cm" svg:y="10.554cm">
          <draw:text-box>
            <text:p>A</text:p>
          </draw:text-box>
        </draw:frame>
        <draw:custom-shape draw:style-name="gr2" draw:text-style-name="P1" draw:layer="layout" svg:width="0.648cm" svg:height="0.72cm" svg:x="2.809cm" svg:y="9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.567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cm" svg:x="4.753cm" svg:y="9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.596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47cm" svg:height="0.72cm" svg:x="6.44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862cm" svg:height="0.962cm" svg:x="6.338cm" svg:y="8.81cm">
          <draw:text-box>
            <text:p>B</text:p>
          </draw:text-box>
        </draw:frame>
        <draw:custom-shape draw:style-name="gr1" draw:text-style-name="P1" draw:layer="layout" svg:width="5.668cm" svg:height="5.4cm" svg:x="8.44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8cm" svg:height="0.72cm" svg:x="8.692cm" svg:y="7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0.84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9.94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11.771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10.638cm" svg:y="10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8.4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10.478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9.301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9.102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9.103cm" svg:y="11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0.076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2.6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2.183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2.184cm" svg:y="1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3.399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13.399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49cm" svg:height="0.72cm" svg:x="12.649cm" svg:y="9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2.591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12.701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19cm" svg:x="13.16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8.40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1.10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2.049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9.924cm" svg:y="8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58cm" svg:height="0.72cm" svg:x="9.79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48cm" svg:height="0.72cm" svg:x="10.788cm" svg:y="9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61cm" svg:height="0.962cm" svg:x="10.788cm" svg:y="9.038cm">
          <draw:text-box>
            <text:p>A</text:p>
          </draw:text-box>
        </draw:frame>
        <draw:custom-shape draw:style-name="gr2" draw:text-style-name="P1" draw:layer="layout" svg:width="0.648cm" svg:height="0.72cm" svg:x="9.758cm" svg:y="9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9.902cm" svg:y="1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cm" svg:x="13.1cm" svg:y="9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648cm" svg:height="0.72cm" svg:x="8.649cm" svg:y="8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647cm" svg:height="0.72cm" svg:x="11.489cm" svg:y="9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862cm" svg:height="0.962cm" svg:x="11.387cm" svg:y="9.238cm">
          <draw:text-box>
            <text:p>B</text:p>
          </draw:text-box>
        </draw:frame>
        <draw:custom-shape draw:style-name="gr1" draw:text-style-name="P1" draw:layer="layout" svg:width="5.668cm" svg:height="5.4cm" svg:x="15.43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8cm" svg:height="0.72cm" svg:x="17.852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7.84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6.94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18.771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17.638cm" svg:y="10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15.4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18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6.301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16.102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7.2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7.076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9.6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9.183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0.2cm" svg:y="9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20.399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51cm" svg:height="0.72cm" svg:x="19.749cm" svg:y="1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19.591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20.101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19cm" svg:x="20.16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5.40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9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9.049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6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09cm" svg:height="0.72cm" svg:x="15.7cm" svg:y="1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8cm" svg:height="0.72cm" svg:x="17.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61cm" svg:height="0.962cm" svg:x="17.6cm" svg:y="8.9cm">
          <draw:text-box>
            <text:p>C</text:p>
          </draw:text-box>
        </draw:frame>
        <draw:custom-shape draw:style-name="gr2" draw:text-style-name="P1" draw:layer="layout" svg:width="0.648cm" svg:height="0.72cm" svg:x="16.758cm" svg:y="9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18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cm" svg:x="16.8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648cm" svg:height="0.72cm" svg:x="15.649cm" svg:y="8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647cm" svg:height="0.72cm" svg:x="18.401cm" svg:y="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862cm" svg:height="0.962cm" svg:x="18.3cm" svg:y="9.038cm">
          <draw:text-box>
            <text:p>D</text:p>
          </draw:text-box>
        </draw:frame>
        <draw:custom-shape draw:style-name="gr1" draw:text-style-name="P1" draw:layer="layout" svg:width="5.668cm" svg:height="5.4cm" svg:x="22.53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8cm" svg:height="0.72cm" svg:x="25.85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5.253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4.15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25.871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24.738cm" svg:y="10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1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25.851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3.401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19cm" svg:x="23.202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2.6cm" svg:y="1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4.176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6.7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5.052cm" svg:y="9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7.3cm" svg:y="9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27.499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51cm" svg:height="0.72cm" svg:x="23.04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2cm" svg:x="26.691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8cm" svg:height="0.719cm" svg:x="26.701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19cm" svg:x="27.26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2.50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6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6.149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6cm" svg:x="2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09cm" svg:height="0.72cm" svg:x="22.8cm" svg:y="1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8cm" svg:height="0.72cm" svg:x="23.339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61cm" svg:height="0.962cm" svg:x="23.239cm" svg:y="9.5cm">
          <draw:text-box>
            <text:p>C</text:p>
          </draw:text-box>
        </draw:frame>
        <draw:custom-shape draw:style-name="gr2" draw:text-style-name="P1" draw:layer="layout" svg:width="0.648cm" svg:height="0.72cm" svg:x="25.25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7cm" svg:height="0.72cm" svg:x="2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9cm" svg:height="0.72cm" svg:x="23.9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648cm" svg:height="0.72cm" svg:x="24.452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647cm" svg:height="0.72cm" svg:x="26.839cm" svg:y="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862cm" svg:height="0.962cm" svg:x="26.738cm" svg:y="8.438cm">
          <draw:text-box>
            <text:p>D</text:p>
          </draw:text-box>
        </draw:frame>
        <draw:custom-shape draw:style-name="gr10" draw:text-style-name="P1" draw:layer="layout" svg:width="1.1cm" svg:height="0.9cm" svg:x="7.3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9cm" svg:x="14.201cm" svg:y="9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9cm" svg:x="21.302cm" svg:y="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5.497cm" svg:height="1.673cm" svg:x="1.503cm" svg:y="5.138cm">
          <draw:text-box>
            <text:p text:style-name="P2">Addition of <text:span text:style-name="T1">A</text:span> and <text:span text:style-name="T1">B </text:span><text:span text:style-name="T2">to the system</text:span></text:p>
          </draw:text-box>
        </draw:frame>
        <draw:frame draw:style-name="gr12" draw:layer="layout" svg:width="5.6cm" svg:height="1.8cm" svg:x="8.5cm" svg:y="5.3cm">
          <draw:text-box>
            <text:p text:style-name="P2">Species <text:span text:style-name="T1">A</text:span> and <text:span text:style-name="T1">B</text:span> meet</text:p>
          </draw:text-box>
        </draw:frame>
        <draw:frame draw:style-name="gr13" draw:text-style-name="P2" draw:layer="layout" svg:width="6.327cm" svg:height="2.384cm" svg:x="15cm" svg:y="4.5cm">
          <draw:text-box>
            <text:p text:style-name="P2">Reaction between <text:span text:style-name="T1">A</text:span> and <text:span text:style-name="T1">B</text:span>, producing <text:span text:style-name="T1">C</text:span> and <text:span text:style-name="T1">D</text:span></text:p>
          </draw:text-box>
        </draw:frame>
        <draw:frame draw:style-name="gr14" draw:layer="layout" svg:width="5.7cm" svg:height="1.673cm" svg:x="22.5cm" svg:y="5.327cm">
          <draw:text-box>
            <text:p text:style-name="P2">Species <text:span text:style-name="T1">C</text:span> and<text:span text:style-name="T1"> D</text:span> move apart</text:p>
          </draw:text-box>
        </draw:frame>
        <draw:frame draw:style-name="gr15" draw:layer="layout" svg:width="9.6cm" svg:height="2.384cm" svg:x="1.7cm" svg:y="14.3cm">
          <draw:text-box>
            <text:p text:style-name="P2">Random movement of (reactants) molecules with a probability to collision</text:p>
          </draw:text-box>
        </draw:frame>
        <draw:custom-shape draw:style-name="gr16" draw:text-style-name="P1" draw:layer="layout" svg:width="1cm" svg:height="5.7cm" draw:transform="rotate (-1.56311687808612) translate (10.592cm 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1cm" svg:height="5.7cm" draw:transform="rotate (-1.56311687808612) translate (17.7cm 13.0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layer="layout" svg:width="4.659cm" svg:height="1.673cm" svg:x="12.441cm" svg:y="14.327cm">
          <draw:text-box>
            <text:p>Activation and </text:p>
            <text:p text:style-name="P1">reaction</text:p>
          </draw:text-box>
        </draw:frame>
        <draw:custom-shape draw:style-name="gr16" draw:text-style-name="P1" draw:layer="layout" svg:width="1cm" svg:height="5.7cm" draw:transform="rotate (-1.56311687808612) translate (24.797cm 13.05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6.9cm" svg:height="1.673cm" svg:x="18.9cm" svg:y="14.4cm">
          <draw:text-box>
            <text:p text:style-name="P2">Random movement of (products) molecules </text:p>
          </draw:text-box>
        </draw:frame>
        <draw:custom-shape draw:style-name="gr16" draw:text-style-name="P1" draw:layer="layout" svg:width="1cm" svg:height="26.703cm" draw:transform="rotate (-1.56311687808612) translate (27.902cm 16.7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" draw:layer="layout" svg:width="7.013cm" svg:height="1.119cm" svg:x="10.842cm" svg:y="18.628cm">
          <draw:text-box>
            <text:p text:style-name="P3"><text:span text:style-name="T3">Reaction Process</text:span></text:p>
          </draw:text-box>
        </draw:frame>
        <draw:frame draw:style-name="gr17" draw:layer="layout" svg:width="3.626cm" svg:height="0.962cm" svg:x="10.8cm" svg:y="2.6cm">
          <draw:text-box>
            <text:p>A(g) + B(g)</text:p>
          </draw:text-box>
        </draw:frame>
        <draw:line draw:style-name="gr18" draw:text-style-name="P1" draw:layer="layout" svg:x1="14.5cm" svg:y1="3cm" svg:x2="16.1cm" svg:y2="3cm">
          <text:p/>
        </draw:line>
        <draw:line draw:style-name="gr18" draw:text-style-name="P1" draw:layer="layout" svg:x1="16cm" svg:y1="3.4cm" svg:x2="14.4cm" svg:y2="3.4cm">
          <text:p/>
        </draw:line>
        <draw:frame draw:style-name="gr17" draw:layer="layout" svg:width="3.694cm" svg:height="0.962cm" svg:x="16.6cm" svg:y="2.6cm">
          <draw:text-box>
            <text:p>C(g) + D(g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0:07:23.035881886</meta:creation-date>
    <dc:date>2017-11-04T10:42:36.923884426</dc:date>
    <meta:editing-duration>PT4M38S</meta:editing-duration>
    <meta:editing-cycles>1</meta:editing-cycles>
    <meta:document-statistic meta:object-count="155"/>
    <meta:generator>LibreOffice/4.2.8.2$Linux_X86_64 LibreOffice_project/420m0$Build-2</meta:generator>
  </office:meta>
</office:document-meta>
</file>